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ce1" office:value-type="time" office:time-value="PT00H03M12S">
            <text:p>03:12.00</text:p>
          </table:table-cell>
          <table:table-cell/>
          <table:table-cell office:value-type="time" office:time-value="PT00H07M08S">
            <text:p>07:08.00</text:p>
          </table:table-cell>
        </table:table-row>
        <table:table-row table:style-name="ro1">
          <table:table-cell table:style-name="ce1" office:value-type="time" office:time-value="PT00H05M20S">
            <text:p>05:20.00</text:p>
          </table:table-cell>
          <table:table-cell/>
          <table:table-cell office:value-type="time" office:time-value="PT00H07M06S">
            <text:p>07:06.00</text:p>
          </table:table-cell>
        </table:table-row>
        <table:table-row table:style-name="ro1">
          <table:table-cell table:style-name="ce1" office:value-type="time" office:time-value="PT00H04M10S">
            <text:p>04:10.00</text:p>
          </table:table-cell>
          <table:table-cell/>
          <table:table-cell office:value-type="time" office:time-value="PT00H06M42S">
            <text:p>06:42.00</text:p>
          </table:table-cell>
        </table:table-row>
        <table:table-row table:style-name="ro1">
          <table:table-cell table:style-name="ce1" office:value-type="time" office:time-value="PT00H04M54S">
            <text:p>04:54.00</text:p>
          </table:table-cell>
          <table:table-cell/>
          <table:table-cell office:value-type="time" office:time-value="PT00H07M31S">
            <text:p>07:31.00</text:p>
          </table:table-cell>
        </table:table-row>
        <table:table-row table:style-name="ro1">
          <table:table-cell table:style-name="ce1" office:value-type="time" office:time-value="PT00H04M54S">
            <text:p>04:54.00</text:p>
          </table:table-cell>
          <table:table-cell/>
          <table:table-cell office:value-type="time" office:time-value="PT00H06M31S">
            <text:p>06:31.00</text:p>
          </table:table-cell>
        </table:table-row>
        <table:table-row table:style-name="ro1">
          <table:table-cell table:style-name="ce1" office:value-type="time" office:time-value="PT00H04M09S">
            <text:p>04:09.00</text:p>
          </table:table-cell>
          <table:table-cell/>
          <table:table-cell office:value-type="time" office:time-value="PT00H07M11S">
            <text:p>07:11.00</text:p>
          </table:table-cell>
        </table:table-row>
        <table:table-row table:style-name="ro1">
          <table:table-cell table:style-name="ce1" office:value-type="time" office:time-value="PT00H04M09S">
            <text:p>04:09.00</text:p>
          </table:table-cell>
          <table:table-cell/>
          <table:table-cell table:formula="of:=SUM([.C1:.C6])" office:value-type="time" office:time-value="PT00H42M09S">
            <text:p>42:09.00</text:p>
          </table:table-cell>
        </table:table-row>
        <table:table-row table:style-name="ro1">
          <table:table-cell table:style-name="ce1" office:value-type="time" office:time-value="PT00H06M50S">
            <text:p>06:50.00</text:p>
          </table:table-cell>
          <table:table-cell table:number-columns-repeated="2"/>
        </table:table-row>
        <table:table-row table:style-name="ro1">
          <table:table-cell table:style-name="ce1" table:formula="of:=SUM([.A1:.A8])" office:value-type="time" office:time-value="PT00H37M38S">
            <text:p>37:38.00</text:p>
          </table:table-cell>
          <table:table-cell table:number-columns-repeated="2"/>
        </table:table-row>
        <table:table-row table:style-name="ro1" table:number-rows-repeated="3">
          <table:table-cell table:style-name="ce1"/>
          <table:table-cell table:number-columns-repeated="2"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9/06/2017</text:date>, <text:time>12:4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McCartney</meta:initial-creator>
    <meta:creation-date>2017-06-08T16:20:15.45</meta:creation-date>
    <dc:date>2017-06-09T12:44:01.92</dc:date>
    <dc:creator>Adam McCartney</dc:creator>
    <meta:editing-duration>PT29M16S</meta:editing-duration>
    <meta:editing-cycles>2</meta:editing-cycles>
    <meta:generator>OpenOffice/4.1.3$Win32 OpenOffice.org_project/413m1$Build-9783</meta:generator>
    <meta:document-statistic meta:table-count="3" meta:cell-count="16" meta:object-count="0"/>
  </office:meta>
</office:document-meta>
</file>